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left="0cm" fo:margin-right="0cm" fo:text-align="center" style:justify-single-word="false" fo:text-indent="2.499cm" style:auto-text-indent="false" style:page-number="1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.25cm" fo:margin-right="0cm" fo:margin-top="0.353cm" fo:margin-bottom="0cm" style:contextual-spacing="false" fo:line-height="138%" fo:text-align="justify" style:justify-single-word="false" fo:text-indent="2.499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e6b6681-7fff-e1fa-6538-051bce2e5411"/>&lt;&lt;NÚMERO DO PROCESSO&gt;&gt;</text:p>
      <text:p text:style-name="P2"/>
      <text:p text:style-name="P3">&lt;&lt;REQUERENTE&gt;&gt; ingressou em juízo requerendo o SUPRIMENTO DE ÓBITO de seu(ua) &lt;&lt;PARENTESCO&gt;&gt;, &lt;&lt;NOME DO FALECIDO&gt;&gt;, aduzindo, em síntese, que esta faleceu, em &lt;&lt;LOCAL DO ÓBITO&gt;&gt;, no dia &lt;&lt;DATA&gt;&gt;, tendo como causa mortis o que consta especificado na Declaração de Óbito anexa, mas que não houve a lavratura do registro de óbito no prazo legal.</text:p>
      <text:p text:style-name="P3">Manifestou-se o Ministério Público opinando pelo deferimento do pedido (&lt;&lt;ID DO PARECER&gt;&gt;).</text:p>
      <text:p text:style-name="P3">É o relatório. Decido.</text:p>
      <text:p text:style-name="P3">Os fatos alegados na inicial restam devidamente comprovados pela declaração de óbito acostada aos autos (&lt;&lt;ID DA DECLARAÇÃO DE ÓBITO&gt;&gt;), bem como pelas certidões negativas de óbito expedidas pelos cartórios de registro civil do local do falecimento (&lt;&lt;ID DAS CERTIDÕES&gt;&gt;).</text:p>
      <text:p text:style-name="P3">Diante do exposto, com fundamento no artigo 109 da Lei nº 6.015/1973, JULGO PROCEDENTE o pedido para determinar o registro do óbito de &lt;&lt;NOME DO FALECIDO&gt;&gt;, ocorrido no dia &lt;&lt;DATA&gt;&gt;, no Município de &lt;&lt;LOCAL DO ÓBITO&gt;&gt;, consignando-se todas as demais informações constantes na declaração de óbito apresentada.</text:p>
      <text:p text:style-name="P3">Concedo o benefício da justiça gratuita, com fulcro no artigo 98 do Código de Processo Civil.</text:p>
      <text:p text:style-name="P3">Ademais, ressalto que a presente decisão, em seu dispositivo final, possui eficácia de mandado judicial para fins de inscrição do óbito, não sendo necessária a expedição de ofício, mandado ou qualquer outro documento para sua execução.</text:p>
      <text:p text:style-name="P3"><text:soft-page-break/>Determino que a ordem judicial ora proferida seja imediatamente cumprida pelos órgãos competentes, sob pena de incidência das sanções previstas no artigo 77, inciso VI, §§ 1º, 2º e 5º do CPC, bem como das disposições penais relativas ao crime de desobediência previstas no artigo 330 do Código Penal.</text:p>
      <text:p text:style-name="P3">Ficam isentos o pagamento de custas processuais e emolumentos, em virtude da concessão da justiça gratuita.</text:p>
      <text:p text:style-name="P3">Por fim, após o cumprimento da presente decisão, proceda-se ao arquivamento dos autos com a devida baixa na distribuição.</text:p>
      <text:p text:style-name="P3">Publique-se. Registre-se. Intimem-se.</text:p>
      <text:p text:style-name="P3">Teresina, data registrada no sistema.</text:p>
      <text:p text:style-name="P2"><text:span text:style-name="T1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05T11:55:54.912642600</dc:date>
    <meta:editing-duration>PT37M36S</meta:editing-duration>
    <meta:editing-cycles>4</meta:editing-cycles>
    <meta:document-statistic meta:table-count="0" meta:image-count="0" meta:object-count="0" meta:page-count="2" meta:paragraph-count="14" meta:word-count="304" meta:character-count="1989" meta:non-whitespace-character-count="1696"/>
  </office:meta>
</office:document-meta>
</file>